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tyle="italic" style:font-style-asian="italic" style:font-style-complex="italic"/>
    </style:style>
    <style:style style:name="P2" style:family="paragraph" style:parent-style-name="Standard">
      <style:text-properties style:font-name="Calibri"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text-properties style:font-name="Calibri"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font-name="Calibri"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El dia 27-9-2017 nos reunimos para avanzar en el proyecto:</text:p>
      <text:p text:style-name="P1"><text:s/></text:p>
      <text:p text:style-name="P1">Vimos un pequeño problema en el programa de la varianza compuesta y lo corregimos (era solo una variable a la que se le pasaba directamente el valor cuando lo tenia que coger).</text:p>
      <text:p text:style-name="P1"/>
      <text:p text:style-name="P1">Una vez corregido esto, nos metimos con pillow, que funcionaba en la consola, pero no en la interfaz. Al final la solución era la misma que con numpy, poner 3 lineas para que te metieran en el PATH los argumentos necesarios para el buen funcionamiento del software. Esta semana me tendre que poner con ello a fondo.</text:p>
      <text:p text:style-name="P1"/>
      <text:p text:style-name="Standard"><text:span text:style-name="T3">Despues estuvimos mirando el programa de kdtrees, que funcionaba correctamente, pero solo para un punto y una distancia dada, ahora tenemos que hacerlo para una distancia, pero para muchos puntos (los centros de todos los cuadrados pequeños), para ello debemos recorrer la imagen e ir agrupando las coordenadas como hice en un programa anterior. Necesitamos 2 bucles for, uno para que recorra las filas y otro para las columnas.</text:span></text:p>
      <text:p text:style-name="Standard"><text:span text:style-name="T3"/></text:p>
      <text:p text:style-name="Standard"><text:span text:style-name="T3">Después comprobamos como se hacia una rama (branch) <text:s/>en la interfaz de Github, la verdad es que no tenia mucha complicación, y nos servirá para testear con el código e importarlo cuando creamos que ya esta correctamente programado.</text:span></text:p>
      <text:p text:style-name="Standard"><text:span text:style-name="T3"/></text:p>
      <text:p text:style-name="Standard"><text:span text:style-name="T3">Luego Domingo me explico un par de cosas de broadcasting que no me habían quedado claras (sobretodo el tema de las dimensiones). Al final quedo todo claro, excepto el motivo por el que lo íbamos a usar, ya que en los cálculos de la variable compuesta al parecer no se usa, asi que debe utilizarse mas adelante.</text:span></text:p>
      <text:p text:style-name="Standard"><text:span text:style-name="T3"/></text:p>
      <text:p text:style-name="Standard"><text:span text:style-name="T3">Mas tarde volvimos a hablar de los cortes de los cuadrados pequeños en la foto, ya que si el punto cortaba la parte izquierda o la parte inferior del cuadrado pequeño no había que contarlo, asi que habría que evitar coger puntos de esa linea, o coger todos los puntos a la distancia correspondiente, y después quitar los que estuvieran en esas 2 lineas.</text:span></text:p>
      <text:p text:style-name="Standard"><text:span text:style-name="T3"/></text:p>
      <text:p text:style-name="Standard"><text:span text:style-name="T3">Por ultimo hablamos de comparar el resultado que nos daba la varianza cambiando los cuadrados pequeños de posición, y después comparándolos con la varianza real, cosa en la que avanzaremos cambi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7-08-22T11:51:37.79</meta:creation-date>
    <dc:date>2017-09-28T17:18:51.33</dc:date>
    <dc:creator>o </dc:creator>
    <meta:editing-duration>PT1H47M38S</meta:editing-duration>
    <meta:editing-cycles>9</meta:editing-cycles>
    <meta:generator>OpenOffice/4.1.3$Win32 OpenOffice.org_project/413m1$Build-9783</meta:generator>
    <meta:document-statistic meta:table-count="0" meta:image-count="0" meta:object-count="0" meta:page-count="1" meta:paragraph-count="9" meta:word-count="358" meta:character-count="2070"/>
  </office:meta>
</office:document-meta>
</file>